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72583333333333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8.51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_numbers_for_matts_boar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ignator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Manufacturer Part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Supplier</text:p>
          </table:table-cell>
          <table:table-cell office:value-type="string" table:style-name="ce1">
            <text:p>Supplier Par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license</text:p>
          </table:table-cell>
          <table:table-cell office:value-type="string" table:style-name="ce1">
            <text:p>value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0603</text:p>
          </table:table-cell>
          <table:table-cell office:value-type="string" table:style-name="ce1">
            <text:p>R1,R2,R3</text:p>
          </table:table-cell>
          <table:table-cell office:value-type="string" table:style-name="ce1">
            <text:p>R0603 10K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<text:a xlink:href="https://www.digikey.com/product-detail/en/yageo/RC0603JR-0710KL/311-10KGRTR-ND/726700">RC0603JR-0710KL</text:a></text:p>
          </table:table-cell>
          <table:table-cell table:number-columns-repeated="3" table:style-name="ce1"/>
          <table:table-cell office:value-type="string" table:style-name="ce1">
            <text:p>https://item.szlcsc.com/137208.html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1206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120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www.digikey.com/product-detail/en/kemet/C1206C105M4RACTU/399-8150-6-ND/3472681">399-8150-6-ND</text:a></text:p>
          </table:table-cell>
          <table:table-cell table:number-columns-repeated="3" table:style-name="ce1"/>
          <table:table-cell office:value-type="string" table:style-name="ce1">
            <text:p>https://item.szlcsc.com/89171.html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OT-23-6_L2.9-W1.6-P0.95-LS2.8-BL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SOT-23-6_L2.9-W1.6-P0.95-LS2.8-BL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www.digikey.com/product-detail/en/texas-instruments/TPS22929DDBVT/296-30174-1-ND/2812728">296-30174-1-ND</text:a></text:p>
          </table:table-cell>
          <table:table-cell table:number-columns-repeated="3" table:style-name="ce1"/>
          <table:table-cell office:value-type="string" table:style-name="ce1">
            <text:p>https://item.szlcsc.com/169042.html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INHD-2X7</text:p>
          </table:table-cell>
          <table:table-cell office:value-type="string" table:style-name="ce1">
            <text:p>LPC2</text:p>
          </table:table-cell>
          <table:table-cell office:value-type="string" table:style-name="ce1">
            <text:p>2X0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<text:a xlink:href="https://www.digikey.com/product-detail/en/samtec-inc/HLE-107-02-L-DV/SAM15658-ND/6693078">HLE-107-02-L-DV</text:a></text:p>
          </table:table-cell>
          <table:table-cell table:number-columns-repeated="5" table:style-name="ce1"/>
          <table:table-cell office:value-type="string" table:style-name="ce1">
            <text:p>PINHD-2X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st1</text:p>
          </table:table-cell>
          <table:table-cell office:value-type="string" table:style-name="ce1">
            <text:p>HDR-F-2.54_2X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www.digikey.com/product-detail/en/jst-sales-america-inc/SM10B-SRSS-TB(LF)(SN)/455-1810-1-ND/926881">455-1810-1-ND</text:a>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RO MICRO - 5V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PRO MICRO - 5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1</text:p>
          </table:table-cell>
          <table:table-cell office:value-type="string" table:style-name="ce1">
            <text:p>C120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https://www.digikey.com/product-detail/en/kemet/C1206C104K3RACTU/399-8140-1-ND/3471863">C1206C104K3RACTU</text:a>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JST 2</text:p>
          </table:table-cell>
          <table:table-cell table:number-columns-repeated="2" table:style-name="ce1"/>
          <table:table-cell office:value-type="string" table:style-name="ce2">
            <text:p><text:a xlink:href="https://www.digikey.com/product-detail/en/jst-sales-america-inc/SM03B-SRSS-TB(LF)(SN)/455-1803-1-ND/926874">455-1803-1-ND</text:a>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mith, Richard A III PO3 MIL DOD CAPMED FBCH</meta:initial-creator>
    <dc:creator>Smith, Richard A III PO3 MIL DOD CAPMED FBCH</dc:creator>
    <meta:creation-date>2020-05-04T09:27:01Z</meta:creation-date>
    <dc:date>2020-05-04T10:07:42Z</dc:date>
  </office:meta>
</office:document-meta>
</file>